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fo:font-style="italic" style:text-underline-style="solid" style:text-underline-width="auto" style:text-underline-color="font-color" fo:font-weight="bold" officeooo:rsid="0014e194" officeooo:paragraph-rsid="0014e194" style:font-size-asian="48pt" style:font-style-asian="italic" style:font-weight-asian="bold" style:font-size-complex="48pt" style:font-style-complex="italic" style:font-weight-complex="bold"/>
    </style:style>
    <style:style style:name="P2"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officeooo:rsid="0014e194" officeooo:paragraph-rsid="0014e194" style:font-size-asian="24pt" style:font-style-asian="italic" style:font-weight-asian="bold" style:font-size-complex="24pt" style:font-style-complex="italic" style:font-weight-complex="bold"/>
    </style:style>
    <style:style style:name="P3" style:family="paragraph" style:parent-style-name="Standard">
      <style:text-properties officeooo:rsid="000d6ced" officeooo:paragraph-rsid="000d6ced"/>
    </style:style>
    <style:style style:name="P4" style:family="paragraph" style:parent-style-name="Standard">
      <style:text-properties officeooo:rsid="000f54f1" officeooo:paragraph-rsid="000f54f1"/>
    </style:style>
    <style:style style:name="P5" style:family="paragraph" style:parent-style-name="Standard">
      <style:text-properties officeooo:rsid="00112dd9" officeooo:paragraph-rsid="00112dd9"/>
    </style:style>
    <style:style style:name="P6" style:family="paragraph" style:parent-style-name="Standard">
      <style:text-properties officeooo:paragraph-rsid="0014e194"/>
    </style:style>
    <style:style style:name="P7" style:family="paragraph" style:parent-style-name="Standard">
      <style:text-properties officeooo:rsid="001d02f7" officeooo:paragraph-rsid="001d02f7"/>
    </style:style>
    <style:style style:name="P8" style:family="paragraph" style:parent-style-name="Standard">
      <style:paragraph-properties fo:text-align="center" style:justify-single-word="false"/>
      <style:text-properties fo:font-size="48pt" fo:font-style="italic" style:text-underline-style="solid" style:text-underline-width="auto" style:text-underline-color="font-color" fo:font-weight="bold" officeooo:rsid="001b1678" officeooo:paragraph-rsid="001b1678" style:font-size-asian="48pt" style:font-style-asian="italic" style:font-weight-asian="bold" style:font-size-complex="48pt" style:font-style-complex="italic" style:font-weight-complex="bold"/>
    </style:style>
    <style:style style:name="P9" style:family="paragraph" style:parent-style-name="Text_20_body">
      <style:text-properties fo:font-size="16pt" officeooo:paragraph-rsid="001e86f0" style:font-size-asian="16pt" style:font-size-complex="16pt"/>
    </style:style>
    <style:style style:name="P10" style:family="paragraph" style:parent-style-name="Text_20_body">
      <style:text-properties fo:font-size="16pt" officeooo:rsid="001f8a8b" officeooo:paragraph-rsid="002238ee" style:font-size-asian="16pt" style:font-size-complex="16pt"/>
    </style:style>
    <style:style style:name="P11" style:family="paragraph" style:parent-style-name="Text_20_body">
      <style:text-properties fo:font-size="16pt" officeooo:rsid="001f8a8b" officeooo:paragraph-rsid="001f8a8b" style:font-size-asian="16pt" style:font-size-complex="16pt"/>
    </style:style>
    <style:style style:name="P12" style:family="paragraph" style:parent-style-name="Text_20_body">
      <style:text-properties fo:font-size="16pt" officeooo:paragraph-rsid="002238ee" style:font-size-asian="16pt" style:font-size-complex="16pt"/>
    </style:style>
    <style:style style:name="P13" style:family="paragraph" style:parent-style-name="Text_20_body">
      <style:text-properties fo:font-size="16pt" fo:language="fr" fo:country="FR" officeooo:rsid="00257da5" officeooo:paragraph-rsid="00257da5" style:font-size-asian="16pt" style:font-size-complex="16pt"/>
    </style:style>
    <style:style style:name="P14" style:family="paragraph" style:parent-style-name="Text_20_body">
      <style:text-properties fo:font-size="16pt" officeooo:rsid="00257da5" officeooo:paragraph-rsid="00257da5" style:font-size-asian="16pt" style:font-size-complex="16pt"/>
    </style:style>
    <style:style style:name="P15" style:family="paragraph" style:parent-style-name="Standard">
      <style:paragraph-properties fo:text-align="center" style:justify-single-word="false"/>
      <style:text-properties fo:font-size="48pt" fo:font-style="italic" style:text-underline-style="solid" style:text-underline-width="auto" style:text-underline-color="font-color" fo:font-weight="bold" officeooo:rsid="0016416b" officeooo:paragraph-rsid="0016416b" style:font-size-asian="48pt" style:font-style-asian="italic" style:font-weight-asian="bold" style:font-size-complex="48pt" style:font-style-complex="italic" style:font-weight-complex="bold"/>
    </style:style>
    <style:style style:name="P16" style:family="paragraph" style:parent-style-name="Standard">
      <style:text-properties officeooo:rsid="0014e194" officeooo:paragraph-rsid="0014e194"/>
    </style:style>
    <style:style style:name="P17" style:family="paragraph" style:parent-style-name="Standard">
      <style:text-properties fo:font-size="16pt" officeooo:rsid="000fe32e" officeooo:paragraph-rsid="00291840" style:font-size-asian="16pt" style:font-size-complex="16pt"/>
    </style:style>
    <style:style style:name="P18" style:family="paragraph" style:parent-style-name="Standard">
      <style:text-properties fo:font-size="16pt" officeooo:rsid="000fe32e" officeooo:paragraph-rsid="0019c3b8" style:font-size-asian="16pt" style:font-size-complex="16pt"/>
    </style:style>
    <style:style style:name="P19" style:family="paragraph" style:parent-style-name="Standard">
      <style:text-properties fo:font-size="16pt" officeooo:rsid="000fe32e" officeooo:paragraph-rsid="0016416b" style:font-size-asian="16pt" style:font-size-complex="16pt"/>
    </style:style>
    <style:style style:name="P20" style:family="paragraph" style:parent-style-name="Standard">
      <style:text-properties fo:font-size="16pt" officeooo:rsid="00115a04" officeooo:paragraph-rsid="0016416b" style:font-size-asian="16pt" style:font-size-complex="16pt"/>
    </style:style>
    <style:style style:name="P21" style:family="paragraph" style:parent-style-name="Standard">
      <style:text-properties fo:font-size="16pt" officeooo:rsid="0017fb77" officeooo:paragraph-rsid="0017fb77" style:font-size-asian="16pt" style:font-size-complex="16pt"/>
    </style:style>
    <style:style style:name="P22" style:family="paragraph" style:parent-style-name="Standard">
      <style:paragraph-properties fo:text-align="center" style:justify-single-word="false"/>
      <style:text-properties fo:font-size="48pt" fo:font-style="italic" style:text-underline-style="solid" style:text-underline-width="auto" style:text-underline-color="font-color" fo:font-weight="bold" officeooo:rsid="00296079" officeooo:paragraph-rsid="00296079" style:font-size-asian="48pt" style:font-style-asian="italic" style:font-weight-asian="bold" style:font-size-complex="48pt" style:font-style-complex="italic" style:font-weight-complex="bold"/>
    </style:style>
    <style:style style:name="P23" style:family="paragraph" style:parent-style-name="Standard">
      <style:paragraph-properties fo:text-align="start" style:justify-single-word="false"/>
      <style:text-properties officeooo:paragraph-rsid="00296079"/>
    </style:style>
    <style:style style:name="P24" style:family="paragraph" style:parent-style-name="Standard">
      <style:paragraph-properties fo:text-align="start" style:justify-single-word="false"/>
      <style:text-properties officeooo:paragraph-rsid="0029c6e0"/>
    </style:style>
    <style:style style:name="P25" style:family="paragraph" style:parent-style-name="Standard">
      <style:paragraph-properties fo:text-align="start" style:justify-single-word="false"/>
      <style:text-properties fo:font-size="16pt" fo:font-style="normal" style:text-underline-style="none" fo:font-weight="normal" officeooo:rsid="0029c6e0" officeooo:paragraph-rsid="0029c6e0"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officeooo:rsid="0029c6e0" officeooo:paragraph-rsid="0029c6e0"/>
    </style:style>
    <style:style style:name="P27" style:family="paragraph" style:parent-style-name="Standard">
      <style:paragraph-properties fo:text-align="start" style:justify-single-word="false"/>
      <style:text-properties fo:font-size="16pt" fo:font-style="normal" style:text-underline-style="none" fo:font-weight="normal" officeooo:rsid="002a170b" officeooo:paragraph-rsid="002a170b" style:font-size-asian="16pt" style:font-style-asian="normal" style:font-weight-asian="normal" style:font-size-complex="16pt" style:font-style-complex="normal" style:font-weight-complex="normal"/>
    </style:style>
    <style:style style:name="P28" style:family="paragraph" style:parent-style-name="Standard">
      <style:paragraph-properties fo:text-align="start" style:justify-single-word="false"/>
      <style:text-properties officeooo:rsid="002a170b" officeooo:paragraph-rsid="002a170b"/>
    </style:style>
    <style:style style:name="P29" style:family="paragraph" style:parent-style-name="Standard">
      <style:paragraph-properties fo:text-align="start" style:justify-single-word="false"/>
      <style:text-properties officeooo:paragraph-rsid="002c7612"/>
    </style:style>
    <style:style style:name="P30" style:family="paragraph" style:parent-style-name="Standard">
      <style:paragraph-properties fo:text-align="center" style:justify-single-word="false"/>
      <style:text-properties officeooo:paragraph-rsid="002c7612"/>
    </style:style>
    <style:style style:name="P31" style:family="paragraph" style:parent-style-name="Standard">
      <style:paragraph-properties fo:text-align="center" style:justify-single-word="false"/>
      <style:text-properties officeooo:rsid="002c7612" officeooo:paragraph-rsid="002c7612"/>
    </style:style>
    <style:style style:name="P32" style:family="paragraph" style:parent-style-name="Standard">
      <style:paragraph-properties fo:text-align="start" style:justify-single-word="false"/>
      <style:text-properties officeooo:rsid="002c7612" officeooo:paragraph-rsid="002ebfe2"/>
    </style:style>
    <style:style style:name="P33" style:family="paragraph" style:parent-style-name="Standard">
      <style:paragraph-properties fo:text-align="start" style:justify-single-word="false"/>
      <style:text-properties officeooo:paragraph-rsid="002ebfe2"/>
    </style:style>
    <style:style style:name="P34" style:family="paragraph" style:parent-style-name="Standard">
      <style:paragraph-properties fo:text-align="start" style:justify-single-word="false"/>
      <style:text-properties officeooo:rsid="002ebfe2" officeooo:paragraph-rsid="002ebfe2"/>
    </style:style>
    <style:style style:name="P35" style:family="paragraph" style:parent-style-name="Standard">
      <style:paragraph-properties fo:text-align="start" style:justify-single-word="false"/>
      <style:text-properties officeooo:paragraph-rsid="0030ac8b"/>
    </style:style>
    <style:style style:name="P36" style:family="paragraph" style:parent-style-name="Standard">
      <style:paragraph-properties fo:text-align="start" style:justify-single-word="false"/>
      <style:text-properties officeooo:rsid="00310bef" officeooo:paragraph-rsid="00310bef"/>
    </style:style>
    <style:style style:name="P37" style:family="paragraph" style:parent-style-name="Standard">
      <style:paragraph-properties fo:text-align="start" style:justify-single-word="false"/>
      <style:text-properties officeooo:rsid="00317a3c" officeooo:paragraph-rsid="00317a3c"/>
    </style:style>
    <style:style style:name="P38" style:family="paragraph" style:parent-style-name="Standard">
      <style:text-properties fo:font-size="16pt" officeooo:rsid="00317a3c" officeooo:paragraph-rsid="00317a3c" style:font-size-asian="16pt" style:font-size-complex="16pt"/>
    </style:style>
    <style:style style:name="P39" style:family="paragraph" style:parent-style-name="Standard">
      <style:text-properties fo:font-size="16pt" officeooo:rsid="0034f44a" officeooo:paragraph-rsid="0034f44a" style:font-size-asian="16pt" style:font-size-complex="16pt"/>
    </style:style>
    <style:style style:name="P40" style:family="paragraph" style:parent-style-name="Standard">
      <style:text-properties officeooo:paragraph-rsid="00358359"/>
    </style:style>
    <style:style style:name="T1" style:family="text">
      <style:text-properties officeooo:rsid="000f54f1"/>
    </style:style>
    <style:style style:name="T2" style:family="text">
      <style:text-properties officeooo:rsid="00112dd9"/>
    </style:style>
    <style:style style:name="T3" style:family="text">
      <style:text-properties officeooo:rsid="000d6ced"/>
    </style:style>
    <style:style style:name="T4" style:family="text">
      <style:text-properties officeooo:rsid="0014e194"/>
    </style:style>
    <style:style style:name="T5" style:family="text">
      <style:text-properties officeooo:rsid="001e86f0"/>
    </style:style>
    <style:style style:name="T6" style:family="text">
      <style:text-properties officeooo:rsid="002238ee"/>
    </style:style>
    <style:style style:name="T7" style:family="text">
      <style:text-properties officeooo:rsid="00217814"/>
    </style:style>
    <style:style style:name="T8" style:family="text">
      <style:text-properties fo:language="fr" fo:country="FR"/>
    </style:style>
    <style:style style:name="T9" style:family="text">
      <style:text-properties fo:language="fr" fo:country="FR" officeooo:rsid="00217814"/>
    </style:style>
    <style:style style:name="T10" style:family="text">
      <style:text-properties fo:language="fr" fo:country="FR" officeooo:rsid="002238ee"/>
    </style:style>
    <style:style style:name="T11" style:family="text">
      <style:text-properties fo:language="fr" fo:country="FR" officeooo:rsid="00257da5"/>
    </style:style>
    <style:style style:name="T12" style:family="text">
      <style:text-properties fo:language="fr" fo:country="FR" officeooo:rsid="0026b5ff"/>
    </style:style>
    <style:style style:name="T13" style:family="text">
      <style:text-properties fo:language="fr" fo:country="FR" officeooo:rsid="00284a51"/>
    </style:style>
    <style:style style:name="T14" style:family="text">
      <style:text-properties officeooo:rsid="0011fb11"/>
    </style:style>
    <style:style style:name="T15" style:family="text">
      <style:text-properties officeooo:rsid="001325b0"/>
    </style:style>
    <style:style style:name="T16" style:family="text">
      <style:text-properties officeooo:rsid="00169a49"/>
    </style:style>
    <style:style style:name="T17" style:family="text">
      <style:text-properties officeooo:rsid="0017fb77"/>
    </style:style>
    <style:style style:name="T18" style:family="text">
      <style:text-properties style:text-position="super 58%"/>
    </style:style>
    <style:style style:name="T19" style:family="text">
      <style:text-properties officeooo:rsid="00183723"/>
    </style:style>
    <style:style style:name="T20" style:family="text">
      <style:text-properties fo:font-size="16pt" officeooo:rsid="00183723" style:font-size-asian="16pt" style:font-size-complex="16pt"/>
    </style:style>
    <style:style style:name="T21" style:family="text">
      <style:text-properties fo:font-size="16pt" fo:font-style="normal" style:text-underline-style="none" fo:font-weight="normal" officeooo:rsid="00183723" style:font-size-asian="16pt" style:font-style-asian="normal" style:font-weight-asian="normal" style:font-size-complex="16pt" style:font-style-complex="normal" style:font-weight-complex="normal"/>
    </style:style>
    <style:style style:name="T22" style:family="text">
      <style:text-properties fo:font-size="16pt" fo:font-style="normal" style:text-underline-style="none" fo:font-weight="normal" officeooo:rsid="00296079" style:font-size-asian="16pt" style:font-style-asian="normal" style:font-weight-asian="normal" style:font-size-complex="16pt" style:font-style-complex="normal" style:font-weight-complex="normal"/>
    </style:style>
    <style:style style:name="T23" style:family="text">
      <style:text-properties fo:font-size="16pt" fo:font-style="normal" style:text-underline-style="none" fo:font-weight="bold" style:font-size-asian="16pt" style:font-style-asian="normal" style:font-weight-asian="normal" style:font-size-complex="16pt" style:font-style-complex="normal" style:font-weight-complex="normal"/>
    </style:style>
    <style:style style:name="T24" style:family="text">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T25" style:family="text">
      <style:text-properties fo:font-size="16pt" fo:font-style="normal" style:text-underline-style="none" fo:font-weight="normal" officeooo:rsid="0029c6e0" style:font-size-asian="16pt" style:font-style-asian="normal" style:font-weight-asian="normal" style:font-size-complex="16pt" style:font-style-complex="normal" style:font-weight-complex="normal"/>
    </style:style>
    <style:style style:name="T26" style:family="text">
      <style:text-properties style:text-position="super 58%" fo:font-size="16pt" fo:font-style="normal" style:text-underline-style="none" fo:font-weight="normal" officeooo:rsid="00296079" style:font-size-asian="16pt" style:font-style-asian="normal" style:font-weight-asian="normal" style:font-size-complex="16pt" style:font-style-complex="normal" style:font-weight-complex="normal"/>
    </style:style>
    <style:style style:name="T27" style:family="text">
      <style:text-properties fo:font-size="16pt" fo:font-style="normal" style:text-underline-style="none" fo:font-weight="normal" officeooo:rsid="002a170b" style:font-size-asian="16pt" style:font-style-asian="normal" style:font-weight-asian="normal" style:font-size-complex="16pt" style:font-style-complex="normal" style:font-weight-complex="normal"/>
    </style:style>
    <style:style style:name="T28" style:family="text">
      <style:text-properties fo:font-size="16pt" fo:language="fr" fo:country="FR" fo:font-style="normal" style:text-underline-style="none" fo:font-weight="normal" style:font-size-asian="16pt" style:font-style-asian="normal" style:font-weight-asian="normal" style:font-size-complex="16pt" style:font-style-complex="normal" style:font-weight-complex="normal"/>
    </style:style>
    <style:style style:name="T29" style:family="text">
      <style:text-properties fo:font-size="16pt" fo:language="fr" fo:country="FR" fo:font-style="normal" style:text-underline-style="none" fo:font-weight="normal" officeooo:rsid="002a170b" style:font-size-asian="16pt" style:font-style-asian="normal" style:font-weight-asian="normal" style:font-size-complex="16pt" style:font-style-complex="normal" style:font-weight-complex="normal"/>
    </style:style>
    <style:style style:name="T30" style:family="text">
      <style:text-properties fo:font-size="48pt" fo:font-style="italic" style:text-underline-style="solid" style:text-underline-width="auto" style:text-underline-color="font-color" fo:font-weight="bold" officeooo:rsid="002c7612" style:font-size-asian="48pt" style:font-style-asian="italic" style:font-weight-asian="bold" style:font-size-complex="48pt" style:font-style-complex="italic" style:font-weight-complex="bold"/>
    </style:style>
    <style:style style:name="T31" style:family="text">
      <style:text-properties fo:font-size="16pt" fo:font-style="normal" style:text-underline-style="none" fo:font-weight="normal" officeooo:rsid="002d6c2d" style:font-size-asian="16pt" style:font-style-asian="normal" style:font-weight-asian="normal" style:font-size-complex="16pt" style:font-style-complex="normal" style:font-weight-complex="normal"/>
    </style:style>
    <style:style style:name="T32" style:family="text">
      <style:text-properties fo:font-size="16pt" fo:font-style="normal" style:text-underline-style="none" fo:font-weight="normal" officeooo:rsid="002ebfe2" style:font-size-asian="16pt" style:font-style-asian="normal" style:font-weight-asian="normal" style:font-size-complex="16pt" style:font-style-complex="normal" style:font-weight-complex="normal"/>
    </style:style>
    <style:style style:name="T33" style:family="text">
      <style:text-properties fo:font-size="16pt" fo:language="fr" fo:country="FR" fo:font-style="normal" style:text-underline-style="none" fo:font-weight="normal" officeooo:rsid="002d6c2d" style:font-size-asian="16pt" style:font-style-asian="normal" style:font-weight-asian="normal" style:font-size-complex="16pt" style:font-style-complex="normal" style:font-weight-complex="normal"/>
    </style:style>
    <style:style style:name="T34" style:family="text">
      <style:text-properties fo:font-size="16pt" fo:language="fr" fo:country="FR" fo:font-style="normal" style:text-underline-style="none" fo:font-weight="normal" officeooo:rsid="002ebfe2" style:font-size-asian="16pt" style:font-style-asian="normal" style:font-weight-asian="normal" style:font-size-complex="16pt" style:font-style-complex="normal" style:font-weight-complex="normal"/>
    </style:style>
    <style:style style:name="T35" style:family="text">
      <style:text-properties fo:font-size="16pt" fo:language="fr" fo:country="FR" fo:font-style="normal" style:text-underline-style="none" fo:font-weight="normal" officeooo:rsid="0030ac8b" style:font-size-asian="16pt" style:font-style-asian="normal" style:font-weight-asian="normal" style:font-size-complex="16pt" style:font-style-complex="normal" style:font-weight-complex="normal"/>
    </style:style>
    <style:style style:name="T36" style:family="text">
      <style:text-properties officeooo:rsid="00333ca8"/>
    </style:style>
    <style:style style:name="T37" style:family="text">
      <style:text-properties fo:font-size="16pt" officeooo:rsid="00358359" style:font-size-asian="16pt" style:font-size-complex="16pt"/>
    </style:style>
    <style:style style:name="T38" style:family="text">
      <style:text-properties style:text-position="super 58%" fo:font-size="16pt" officeooo:rsid="00358359"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euil</text:p>
      <text:p text:style-name="P2"/>
      <text:p text:style-name="P3"/>
      <text:p text:style-name="P3">Mac Miller, de son vrai nom Malcolm James McCormick est né le 19 janvier 1992 à Pit<text:span text:style-name="T1">t</text:span>sburg<text:span text:style-name="T1">h</text:span>, Pen<text:span text:style-name="T1">n</text:span>sylvanie et est décédé le 7 septembre à Los Angeles. Il était un rappeur – producteur américain connu sous plusieurs nom de scène comme Easy Mac, Larry Lovenstein, Larry Fisherman et Delusional Thomas. </text:p>
      <text:p text:style-name="P3"/>
      <text:p text:style-name="P4">Il signe un contrat avec la maison de disque indépendante de sa ville Rostrum Records en 2010, pour ensuite enregistrer son premier album studio intitulé Blue Slide Park.</text:p>
      <text:p text:style-name="P4"/>
      <text:p text:style-name="Standard"><text:span text:style-name="T2">Mac</text:span> <text:span text:style-name="T2">Miller</text:span> <text:span text:style-name="T1">lancera ensuite s</text:span><text:span text:style-name="T2">on label,</text:span><text:span text:style-name="T1"> REMember Music, nommée de la sorte suite au décès d’un proche. Il sortira son deuxième album Watching Movies With the Sound Off sous s</text:span><text:span text:style-name="T2">on propre label.</text:span></text:p>
      <text:p text:style-name="P4"/>
      <text:p text:style-name="P5">Le rappeur annoncera au début de l’année 2014 qu’il n’est plus sous le contrat de Rostrum record, il annoncera ensuite en octobre 2014 avoir signé un contrat d’enregistrement pour son label avec Warner Records, il sortira sous se contrat tout ses album suivant : GO:OD AM, The Divine Feminine, Swimming et Circles.</text:p>
      <text:p text:style-name="P5"/>
      <text:p text:style-name="P5">L’artiste poursuivait une lutte intense contre la dépression et la toxicomanie, se qui à souvent était traité dans ses chansons. Aprpès une rechute, il décède d’une surdose accidentelle de cocaïne, d’opiacé et d’alcool à son domicile à seulement 26 ans le 7 septembre 2018</text:p>
      <text:p text:style-name="P3"/>
      <text:p text:style-name="P1">Biographie</text:p>
      <text:p text:style-name="P3"/>
      <text:p text:style-name="P6"><text:span text:style-name="T3">Malcolm James McCormick naît </text:span><text:span text:style-name="T1">le 19 janvier 1992 dans le quartier de Point Breeze à Pittsburgh, Pennsylvanie. Ses parents était Photographe pour sa mère, et Architecte pour son père. </text:span><text:span text:style-name="T4">Il à étudié à Winchester Thurston puis à la Taylor Allderdice High School, des écoles située dans sa ville natale, Pittsburgh. C’est au lycée qu’il décide de prendre la musique au séreiux. Malcolm citera </text:span></text:p>
      <text:p text:style-name="P6"/>
      <text:p text:style-name="P6">« Dès que j'ai eu 15 ans, je me suis sérieusement mis à bosser sur mes textes et cela a changé ma vie… J'avais l'habitude de faire du sport, mais une fois que j'ai découvert que le <text:span text:style-name="T4">hip-hop </text:span>était un vrai travail, c'est tout ce que j'ai fait.» </text:p>
      <text:p text:style-name="P6"/>
      <text:p text:style-name="P7">Mac Miller est un artiste autodiadacte, il apprendra de lui même le piano, la guitare, la batterie, et la contrabasse à partir de l’âge de 16 ans. Il étudiera dans le même lycée que le rappeur Wiz Khalifa, il gardera contact avec lui.</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8">Premières mixtapes</text:p>
      <text:p text:style-name="P8"/>
      <text:p text:style-name="P9">Mac Miller commence à rapper à l’âge de 14 ans. Il souhaitait auparavant être auteur/compositeur/interprète. <text:s/><text:span text:style-name="T5">Dès l’âge de 15 ans, il commence à écrire ses propres textes, mettant de côté ses autres passions pour la musique.</text:span></text:p>
      <text:p text:style-name="P9"><text:tab/><text:tab/><text:tab/><text:tab/><text:span text:style-name="T6">IMAGE</text:span></text:p>
      <text:p text:style-name="P10">Grâce à sa persévérance, il enregistre et sort sa première mixtape, intitulé But My Mackin’ Ain’t Easy, sous le pseudonyme EZ Mac. <text:span text:style-name="T7">Il fait circuler sa mixtape sous les supports CD et cassette dans son lycée pour se faire une notoriété. </text:span><text:span text:style-name="T6">Il publiera cette MixTape sur le site spécialisé DatPiff pour que ses fans puissent profiter de cette œuvre sur internet gratuitement, car la mixtape restera très local ne dépassant pas les alentours de </text:span><text:span text:style-name="T1">Pittsburgh. </text:span><text:span text:style-name="T6">Il commentera sur se site</text:span><text:span text:style-name="T7"> : <text:s/></text:span></text:p>
      <text:p text:style-name="P11"/>
      <text:p text:style-name="P11"><text:span text:style-name="T8">« Quoi de neuf tout le monde. La deuxième mixtape sort, soyez prêts, [But My Mackin' Ain't Easy] est une m</text:span><text:span text:style-name="T9">*</text:span><text:span text:style-name="T8">rde comparée à ce que mon pote Beedie et moi sommes sur le point de vous offrir. Merci à ceux qui ont aimé et à ceux qui ont détesté... eh bien... c'est du gâteau. »</text:span></text:p>
      <text:p text:style-name="P11"><text:span text:style-name="T8"/></text:p>
      <text:p text:style-name="P12"><text:span text:style-name="T10">Il supprimera cette MixTape de DatPiff </text:span><text:span text:style-name="T11">en 2009. Une fois son ascension vers la gloire, il reconaîtra la mixtape ainsi que son dernier morceau Thanks for Comin' Out dans une vidéo datant de 2009 posté sur YouTube, en déclarant : </text:span></text:p>
      <text:p text:style-name="P12"><text:span text:style-name="T11"/></text:p>
      <text:p text:style-name="P12"><text:soft-page-break/><text:span text:style-name="T11">«  Si vous avez cette cassette, ne montrez cette m*rde à personne. C'est pour vous. Si vous l'avez mec, c'est drôle comme tout.</text:span></text:p>
      <text:p text:style-name="P12"><text:span text:style-name="T11"/></text:p>
      <text:p text:style-name="P13">La mixtape fuitera dans son intégralité sur Reddit en 2019, cette version étant la seul publiée et reconnu par l’entourage de Mac après son décès.</text:p>
      <text:p text:style-name="P14"><text:span text:style-name="T12">Une source non-officielle</text:span><text:span text:style-name="T8"> fait fuitée plusieurs titre tel que Smoke Signals, Tak Me to Paradise, My Biography (Make Money) et « Come Around » sur le site </text:span><text:span text:style-name="T12">d’ébèrgement de fichiers Pirate Bay fin 2010, dit comme venant de cette mixtape, ce qui sera démenti par la publication de la véritable Mixtape sur Reddit. Les son publiée sur Pirate Bay par les personnes non-officiels étaient tirée de divers mixtape de Mac aux alentours de 2008 après la sorite de But My Mackin’ Ain’t Easy </text:span></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8"/>
      <text:p text:style-name="P6"/>
      <text:p text:style-name="P6"/>
      <text:p text:style-name="P15"><text:soft-page-break/>Blue Slide Park</text:p>
      <text:p text:style-name="P16"/>
      <text:p text:style-name="P16"/>
      <text:p text:style-name="P16"/>
      <text:p text:style-name="P16"/>
      <text:p text:style-name="P16"/>
      <text:p text:style-name="P17">Blue Slide Park est le premier album studio de Mac Miller, il est sorti le 8 novembre 2011. Le nom de l’album est un référence à Frick Park à Pittsburgh, ville où le rappeur à grandi. </text:p>
      <text:p text:style-name="P17"/>
      <text:p text:style-name="P17">Le single majeur de l’album est Frick park market, faisant toujours référence à se parc. Il révéla le clip de Smile Back le 23 septembre 2011 sur sa chaîne YouTube, 2 semaine avant la sortie de l’album. </text:p>
      <text:p text:style-name="P18"/>
      <text:p text:style-name="P18">Mac Miller annoncera le 5 juillet 2011 sur YouTube comptait sortir un album le 8 novembre 2011. Il confirmera que l’album ne comptera aucun featuring.</text:p>
      <text:p text:style-name="P19"/>
      <text:p text:style-name="P19">Le 28 aoùt sort le premier single de l’album, Frick Park Market, atteignant les 2 millions de vue sur YouTube en deux jours, se classant à la 64ème place du BillBoard Hot 100. </text:p>
      <text:p text:style-name="P19"/>
      <text:p text:style-name="P20">Dès sa sortie, l’album reçoit une <text:span text:style-name="T14">vague </text:span><text:span text:style-name="T15">de critiques </text:span><text:span text:style-name="T16">autant positif que négatif. Il s,’est vendu à </text:span><text:span text:style-name="T17">194 000 le mois suivant sa parution.</text:span></text:p>
      <text:p text:style-name="P20"/>
      <text:p text:style-name="P21">Blue Slide Park c’est classé 1<text:span text:style-name="T18">er</text:span> au classement Billboard 200 dans les catégories « Top Rap Album, Top R&amp;B/Hip-Hop Album, Top Independent Album et Top Digital Album, avec 344 000 exemplaires vendus a 12 août 2012. Cet album est le premier disque indépendant à atteindre le sommet des ventes <text:span text:style-name="T19">américain.</text:span></text:p>
      <text:p text:style-name="P21"/>
      <text:p text:style-name="P22"/>
      <text:p text:style-name="P22"/>
      <text:p text:style-name="P22"><text:soft-page-break/>K.I.D.S.</text:p>
      <text:p text:style-name="P22"><text:span text:style-name="T20"/></text:p>
      <text:p text:style-name="P22"><text:span text:style-name="T20"/></text:p>
      <text:p text:style-name="P22"><text:span text:style-name="T21"/></text:p>
      <text:p text:style-name="P23"><text:span text:style-name="T22">K.I.D.S. (</text:span><text:span text:style-name="T23">K</text:span><text:span text:style-name="T24">ickin' </text:span><text:span text:style-name="T23">I</text:span><text:span text:style-name="T24">ncredibly </text:span><text:span text:style-name="T23">D</text:span><text:span text:style-name="T24">ope </text:span><text:span text:style-name="T23">S</text:span><text:span text:style-name="T24">hit</text:span><text:span text:style-name="T22">) est la quatrième mixtape solo de Mac Miller, elle est sortie le 13 août 2010 sous le label Rostrum Records via DatPiff.</text:span></text:p>
      <text:p text:style-name="P23"><text:span text:style-name="T22"/></text:p>
      <text:p text:style-name="P24"><text:span text:style-name="T22"><text:s/>Le titre fait référence au film drama Kids sortie en 1995, il sera cité tout au long de l’album. Il à été commercialisé cette mixtape le 29 avril 2020, les fans ont pu profiter d’une version physique au projet. Une version </text:span><text:span text:style-name="T25">Delux</text:span><text:span text:style-name="T22">ue de l’album sortira à l’occasion de son 10</text:span><text:span text:style-name="T26">e</text:span><text:span text:style-name="T22"> anniversaire intitulé </text:span><text:span text:style-name="T25">sobrement </text:span><text:span text:style-name="T22">K.I.D.S. </text:span><text:span text:style-name="T25">(Deluxe)</text:span><text:span text:style-name="T22">, </text:span><text:span text:style-name="T25">ajoutant 2 nouveaux morceaux a la Mixtape.</text:span></text:p>
      <text:p text:style-name="P24"><text:span text:style-name="T25"/></text:p>
      <text:p text:style-name="P25">Mac Miller sortira des clip vidéo pour 7 morceau de l’album,</text:p>
      <text:p text:style-name="P26"><text:span text:style-name="T24"/></text:p>
      <text:p text:style-name="P25">Nikes On My Feet ;</text:p>
      <text:p text:style-name="P25">Kool Aid &amp; Frozen Pizza ;</text:p>
      <text:p text:style-name="P25">Knock Knock ;</text:p>
      <text:p text:style-name="P25">Senior Skip Day ;</text:p>
      <text:p text:style-name="P25">La La La La ;</text:p>
      <text:p text:style-name="P25">Trafick in the sky ;</text:p>
      <text:p text:style-name="P25">Don’t Mind if I Do ;</text:p>
      <text:p text:style-name="P26"><text:span text:style-name="T24"/></text:p>
      <text:p text:style-name="P27">Les clip de « Nikes on My Feet » et « Kool Aid &amp; Frozen Pizza » on eu un gros succès atteignant plus de 50 millons de vue chacune. Les deux morceaux comportait des samples de classiques du hip hop, dont le remix de Q-Tip du morceau « The World Is Yours » de Nas et de « Hip 2 Da Game » de Lord Finesse.</text:p>
      <text:p text:style-name="P28"><text:span text:style-name="T24"/></text:p>
      <text:p text:style-name="P27">Se sample aura valu une action en justice de Lord Finesse réclamant 10 millions de dollars à Mac Miller, sont label Rostrum Records et son hébergeurs DatPiffs. Le procès fut réglé en fin 2012 par un arrangement restant confidanciel.</text:p>
      <text:p text:style-name="P28"><text:span text:style-name="T24"/></text:p>
      <text:p text:style-name="P29"><text:soft-page-break/><text:span text:style-name="T27">Pour soutenir sa mixtape, Mac Miller lancera sa première tourné intitulé le « </text:span><text:bookmark text:name="tw-target-text"/><text:span text:style-name="T27">I</text:span><text:span text:style-name="T28">ncredably Dope Tou</text:span><text:span text:style-name="T29">r</text:span><text:span text:style-name="T28"> », </text:span><text:span text:style-name="T29">sa tourné se vendra à guichets fermés à chaque endroit où il se produira.</text:span></text:p>
      <text:p text:style-name="P29"><text:span text:style-name="T29"/></text:p>
      <text:p text:style-name="P29"><text:span text:style-name="T29"/></text:p>
      <text:p text:style-name="P29"><text:span text:style-name="T29"><text:tab/><text:tab/><text:tab/><text:tab/></text:span></text:p>
      <text:p text:style-name="P30"><text:span text:style-name="T30">Faces</text:span></text:p>
      <text:p text:style-name="P31"><text:span text:style-name="T30"/></text:p>
      <text:p text:style-name="P32"><text:span text:style-name="T27">F</text:span><text:span text:style-name="T31">aces est la onzième mixtape de Mac Miller publié indépendamment le 11 mai 2014 en téléchargement gratuitement. Elle fait suite à son album Watching Movies with the Sound Off et est considérée </text:span><text:span text:style-name="T32">par beaucoup de fan comme son meilleur projet pour son côté sombre et personnel explorant sa lute contre la toxicomanie et la maladie mentale. Faces effectuera sa sortie commercial sur les plateformes de streaming et en vinyl beaucoup plus tard le 15 octobre 2021.</text:span></text:p>
      <text:p text:style-name="P32"><text:span text:style-name="T32"/></text:p>
      <text:p text:style-name="P33"><text:span text:style-name="T32">Mac produira la plupart de la mixtape et s’est orienté vers des instruments plus </text:span><text:bookmark text:name="tw-target-text Copie 1"/><text:span text:style-name="T33">psychédéliques et jazzy </text:span><text:span text:style-name="T34">pour ses thèmes lyriques de plus en plus sombre.</text:span><text:span text:style-name="T33"> </text:span><text:span text:style-name="T34">Son caractère jazzy fait écho au projet qu’il sortira sous le pseudonyme de Larry Loveinstein intitulé You, projet centré sur les instruments Jazz. Il mélangera son style jazz tout en continuant de s’appuyer sur les sons psychédéliques de Watchig Movies with the Sound Off. La mixtape aura plusieurs Featuring avec d’autres artistes comme Rick Ross, Earl Sweatshirt, Schoolboy Q, Mike Jones, Sir Michael Rocks, Vice Staples, Ab-Soul et Dash.</text:span></text:p>
      <text:p text:style-name="P34"><text:span text:style-name="T34"/></text:p>
      <text:p text:style-name="P34"><text:span text:style-name="T28">Faces sera nomé Mixtape de le semaine </text:span><text:span text:style-name="T35">par Stereogum le 14 mai 2014 avec une note de 7,3/10 par Pitchfork, un média spécialisé de musique.</text:span></text:p>
      <text:p text:style-name="P34"><text:span text:style-name="T35"/></text:p>
      <text:p text:style-name="P35"><text:span text:style-name="T35">Mac Miller est le producteur exécutif sous le pseudonyme de producteur Larry Fisherman ayant produit ou coproduit plus de la moitié des chansons de la tracklist. Le reste appartient à ID <text:s/>Labs ayant géré la production de deux titres, d’Earl Sweatshirt ayant produit les titres Polo Jeans et New Faces v2 sous le pseudonyme Randomblackdude et de</text:span><text:bookmark text:name="tw-target-text Copie 2"/><text:span text:style-name="T35"> </text:span><text:span text:style-name="T28">Thundercat, </text:span><text:soft-page-break/><text:span text:style-name="T28">DrewByrd, Rahki, THC, Big Jerm et 9th Wonder </text:span><text:span text:style-name="T35">ayant chacun produit un chanson sur la mixtape.</text:span></text:p>
      <text:p text:style-name="P35"><text:span text:style-name="T35"/></text:p>
      <text:p text:style-name="P36"><text:span text:style-name="T35">F</text:span><text:span text:style-name="T28">aces comprend divers samples de dialogues et de films tout au long dedu projet, notamment Charles Bukowski dans Wedding, Hunter S. Thompson au début de Funeral et Bill Murray de la comédie Meatballs de 1979 au début de It Just Doesn’t Matter. Ses samples avaient étaient crédité comme la raison pour lequel Faces n’avait pas été diffusé sur les plateformes de streaming avant 2021 malgré une forte mande. Pour une sortie officiel sur les plateformes de streaming, beaucoup de samples on du être supprimé.</text:span></text:p>
      <text:p text:style-name="P36"><text:span text:style-name="T28"/></text:p>
      <text:p text:style-name="P37"><text:span text:style-name="T28">Le 15 septembre 2021, les proches de Mac Miller annonceront que la mixtape sera pour la premières fois sur les plateformes de streaming et en vinyl le mois d’après, le 15 octobre 2021. Parallèlement l’annonce d’un clip vidéo du titre Colors and Shapes réalidée par Sam Mansom à été publié sur la chaîne YouTube de Mac Miller.</text:span></text:p>
      <text:p text:style-name="P20"/>
      <text:p text:style-name="P38">Lor<text:span text:style-name="T36">sque Faces arrive sur les plateformes de streaming le 22 octobre 2021, une semaine de retard par rapport à la date annoncé, la mixtape arrive différemment de lorsqu’elle est sortie. Cette nouvelle version comprend une Bonus Track intitulé Yeah après le titre finale Grand Finale sur la version originale. Grayson Catlett à écrit qu’étant donné les circonstances de la mort de Mac Miller en 2018, il serait surprenant de voir combien de fois l’artiste à fait référence à sa propre mort.</text:span></text:p>
      <text:p text:style-name="P38"/>
      <text:p text:style-name="P39">Faces sera acclamé par la critique dès sa sortie et noté pour ses thèmes et son exploration de la psychose, de la dépendance et de la mortalité de son auteur. La mixtape sera classé 18<text:span text:style-name="T18">e</text:span> meilleur album de rap de 2014 par le magasine Rolling Stone.</text:p>
      <text:p text:style-name="P39"/>
      <text:p text:style-name="P40"><text:span text:style-name="T37">Lors de sa sortie commercial, Faces a fait ses début à la 3</text:span><text:span text:style-name="T38">e</text:span><text:span text:style-name="T37"> place du Billboard 200 américain, s’écoulant à 67 000 unités dont 34 000 étaient des ventes d’albums traditionnels, équivalent à un album au cours de sa première semaine pour une mixtape vielle de 10 ans. Cela fait de la mixtape le 7</text:span><text:span text:style-name="T38">e</text:span><text:span text:style-name="T37"> projet de Mac Miller faisant ses débuts dans le top 10. Ses 32 000 ventes de vinyles au cours de la première semaine ont établi un record pour un album R&amp;B/hip-hop ou rap depuis que MRC Data a commencé à suivre les ventes en 1991. </text:span></text:p>
      <text:p text:style-name="P19"/>
      <text:p text:style-name="P8"><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10:47:01.235000000</meta:creation-date>
    <dc:date>2024-12-16T10:11:40.530000000</dc:date>
    <meta:editing-duration>PT2H4M53S</meta:editing-duration>
    <meta:editing-cycles>17</meta:editing-cycles>
    <meta:generator>LibreOffice/24.8.0.3$Windows_X86_64 LibreOffice_project/0bdf1299c94fe897b119f97f3c613e9dca6be583</meta:generator>
    <meta:document-statistic meta:table-count="0" meta:image-count="0" meta:object-count="0" meta:page-count="8" meta:paragraph-count="51" meta:word-count="1826" meta:character-count="10434" meta:non-whitespace-character-count="8634"/>
  </office:meta>
</office:document-meta>
</file>